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6000001A8000001D3A34130B4.svm"/>
  <manifest:file-entry manifest:media-type="" manifest:full-path="Pictures/2000000F000001B5000001D3A842A865.svm"/>
  <manifest:file-entry manifest:media-type="" manifest:full-path="Pictures/20000024000004B5000002127661D10D.svm"/>
  <manifest:file-entry manifest:media-type="" manifest:full-path="Pictures/2000001D0000030D000001D3D4324086.svm"/>
  <manifest:file-entry manifest:media-type="" manifest:full-path="Pictures/2000000F00000203000001D3AA092190.svm"/>
  <manifest:file-entry manifest:media-type="" manifest:full-path="Pictures/2000000F00000179000001D368CAD450.svm"/>
  <manifest:file-entry manifest:media-type="" manifest:full-path="Pictures/2000000F000001CB000001D3B8A8D15B.svm"/>
  <manifest:file-entry manifest:media-type="" manifest:full-path="Pictures/20000016000001A7000001D30D83464E.svm"/>
  <manifest:file-entry manifest:media-type="" manifest:full-path="Pictures/20000016000002B200000212DB636B2F.svm"/>
  <manifest:file-entry manifest:media-type="" manifest:full-path="Pictures/20000016000002C900000212ACD2BF9E.svm"/>
  <manifest:file-entry manifest:media-type="" manifest:full-path="Pictures/200000160000027800000212AD4F4FA2.svm"/>
  <manifest:file-entry manifest:media-type="" manifest:full-path="Pictures/200000160000024000000212DA8FB45A.svm"/>
  <manifest:file-entry manifest:media-type="" manifest:full-path="Pictures/2000001600000276000002124AA27F41.svm"/>
  <manifest:file-entry manifest:media-type="" manifest:full-path="Pictures/2000000F0000021B000001D35E329EFF.svm"/>
  <manifest:file-entry manifest:media-type="" manifest:full-path="Pictures/2000000F000001F6000001D3800D5698.svm"/>
  <manifest:file-entry manifest:media-type="" manifest:full-path="Pictures/200000240000046300000212CD3646EB.svm"/>
  <manifest:file-entry manifest:media-type="" manifest:full-path="Pictures/2000001D00000215000002128052DEF1.svm"/>
  <manifest:file-entry manifest:media-type="" manifest:full-path="Pictures/2000001D0000021B000002122603919B.svm"/>
  <manifest:file-entry manifest:media-type="" manifest:full-path="Pictures/2000001D000001E3000001EB1A8D0F56.svm"/>
  <manifest:file-entry manifest:media-type="" manifest:full-path="Pictures/20000016000001A5000001D319B3EB5D.svm"/>
  <manifest:file-entry manifest:media-type="" manifest:full-path="Pictures/200000160000024B00000212D6A7A295.svm"/>
  <manifest:file-entry manifest:media-type="" manifest:full-path="Pictures/2000001D000001C7000001D356280080.svm"/>
  <manifest:file-entry manifest:media-type="" manifest:full-path="Pictures/2000001600000171000001D38DFCBAC7.svm"/>
  <manifest:file-entry manifest:media-type="" manifest:full-path="Pictures/200000160000023B000002129E693A14.svm"/>
  <manifest:file-entry manifest:media-type="" manifest:full-path="Pictures/2000000F000001FB000001D3BF0C5E31.svm"/>
  <manifest:file-entry manifest:media-type="" manifest:full-path="Pictures/2000000F000001A9000001D3CCC200A4.svm"/>
  <manifest:file-entry manifest:media-type="" manifest:full-path="Pictures/200000160000028E00000212DE7AE3DE.svm"/>
  <manifest:file-entry manifest:media-type="" manifest:full-path="Pictures/2000000F000001FD000001D3EA91697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4" svg:font-family="Arial" style:font-family-generic="swiss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.5pt" style:font-size-asian="11.5pt" style:font-size-complex="11.5pt"/>
    </style:style>
    <style:style style:name="P2" style:family="paragraph" style:parent-style-name="Standard">
      <style:text-properties style:font-name="Calibri" fo:font-size="11.5pt" fo:language="ru" fo:country="RU" style:font-size-asian="11.5pt" style:font-size-complex="11.5pt"/>
    </style:style>
    <style:style style:name="P3" style:family="paragraph" style:parent-style-name="Standard">
      <style:text-properties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P4" style:family="paragraph" style:parent-style-name="Standard">
      <style:text-properties fo:font-size="11.5pt" style:font-size-asian="11.5pt" style:font-size-complex="11.5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weight="normal" style:font-size-asian="11.5pt" style:font-weight-asian="normal" style:font-size-complex="11.5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8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ru" fo:country="RU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9" style:family="paragraph" style:parent-style-name="Standard">
      <style:paragraph-properties fo:margin-left="1.251cm" fo:margin-right="0cm" fo:margin-top="0.049cm" fo:margin-bottom="0.049cm" fo:line-height="100%" fo:text-align="start" style:justify-single-word="false" fo:text-indent="0cm" style:auto-text-indent="false"/>
      <style:text-properties fo:color="#000000" style:font-name="Calibri" fo:font-size="11.5pt" fo:language="en" fo:country="US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0" style:family="paragraph" style:parent-style-name="Standard">
      <style:paragraph-properties fo:margin-left="3.752cm" fo:margin-right="0cm" fo:text-indent="0cm" style:auto-text-indent="false"/>
      <style:text-properties style:font-name="Calibri" fo:font-size="11.5pt" fo:language="ru" fo:country="RU" fo:font-weight="normal" style:font-size-asian="11.5pt" style:font-weight-asian="normal" style:font-size-complex="11.5pt" style:font-weight-complex="normal"/>
    </style:style>
    <style:style style:name="P11" style:family="paragraph" style:parent-style-name="Standard">
      <style:paragraph-properties fo:margin-left="3.752cm" fo:margin-right="0cm" fo:text-indent="0cm" style:auto-text-indent="false"/>
      <style:text-properties style:font-name="Calibri" fo:font-size="11.5pt" fo:language="ru" fo:country="RU" fo:font-style="normal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P12" style:family="paragraph" style:parent-style-name="Standard">
      <style:paragraph-properties fo:margin-left="12.506cm" fo:margin-right="0cm" fo:text-indent="0cm" style:auto-text-indent="false"/>
      <style:text-properties style:font-name="Calibri" fo:font-size="11.5pt" fo:language="ru" fo:country="RU" fo:font-weight="normal" style:font-size-asian="11.5pt" style:font-weight-asian="normal" style:font-size-complex="11.5pt" style:font-weight-complex="normal"/>
    </style:style>
    <style:style style:name="P13" style:family="paragraph" style:parent-style-name="Standard">
      <style:paragraph-properties fo:margin-top="0.049cm" fo:margin-bottom="0.049cm" fo:line-height="100%" fo:text-align="start" style:justify-single-word="false"/>
      <style:text-properties style:font-name="Calibri" fo:font-size="12pt" style:font-size-asian="12pt" style:font-size-complex="12pt"/>
    </style:style>
    <style:style style:name="P14" style:family="paragraph" style:parent-style-name="Standard">
      <style:paragraph-properties fo:margin-left="6.253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5" style:family="paragraph" style:parent-style-name="Standard">
      <style:paragraph-properties fo:margin-left="7.504cm" fo:margin-right="0cm" fo:text-indent="-0.635cm" style:auto-text-indent="false"/>
      <style:text-properties fo:color="#000000" style:font-name="Calibri" fo:font-size="11.5pt" fo:language="ru" fo:country="RU" style:font-size-asian="11.5pt" style:font-size-complex="11.5pt"/>
    </style:style>
    <style:style style:name="P16" style:family="paragraph" style:parent-style-name="Standard" style:list-style-name="L1">
      <style:text-properties style:font-name="Calibri" fo:font-size="11.5pt" style:font-size-asian="11.5pt" style:font-size-complex="11.5pt"/>
    </style:style>
    <style:style style:name="P17" style:family="paragraph" style:parent-style-name="Standard" style:list-style-name="L1">
      <style:text-properties style:font-name="Calibri" fo:font-size="11.5pt" fo:language="ru" fo:country="RU" style:font-size-asian="11.5pt" style:font-size-complex="11.5pt"/>
    </style:style>
    <style:style style:name="P18" style:family="paragraph" style:parent-style-name="Standard" style:list-style-name="L2">
      <style:text-properties style:font-name="Calibri" fo:font-size="11.5pt" fo:language="ru" fo:country="RU" style:font-size-asian="11.5pt" style:font-size-complex="11.5pt"/>
    </style:style>
    <style:style style:name="P19" style:family="paragraph" style:parent-style-name="Standard" style:list-style-name="L3">
      <style:text-properties style:font-name="Calibri" fo:font-size="11.5pt" fo:language="ru" fo:country="RU" style:font-size-asian="11.5pt" style:font-size-complex="11.5pt"/>
    </style:style>
    <style:style style:name="P20" style:family="paragraph" style:parent-style-name="Standard" style:list-style-name="L1">
      <style:text-properties fo:font-size="11.5pt" style:font-size-asian="11.5pt" style:font-size-complex="11.5pt"/>
    </style:style>
    <style:style style:name="P21" style:family="paragraph" style:parent-style-name="Standard" style:list-style-name="L3">
      <style:paragraph-properties fo:margin-left="7.504cm" fo:margin-right="0cm" fo:text-indent="-0.635cm" style:auto-text-indent="false"/>
      <style:text-properties style:font-name="Calibri" fo:font-size="11.5pt" fo:language="ru" fo:country="RU" style:font-size-asian="11.5pt" style:font-size-complex="11.5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ff0000" style:font-name="Calibri"/>
    </style:style>
    <style:style style:name="T3" style:family="text">
      <style:text-properties fo:color="#ff0000" style:font-name="Calibri" fo:language="ru" fo:country="RU"/>
    </style:style>
    <style:style style:name="T4" style:family="text">
      <style:text-properties fo:color="#ff0000" fo:language="ru" fo:country="RU"/>
    </style:style>
    <style:style style:name="T5" style:family="text">
      <style:text-properties fo:color="#ff0000" fo:language="ru" fo:country="RU" style:font-name-asian="Times New Roman" style:language-asian="ru" style:country-asian="RU" style:font-name-complex="Times New Roman"/>
    </style:style>
    <style:style style:name="T6" style:family="text">
      <style:text-properties style:font-name="Calibri"/>
    </style:style>
    <style:style style:name="T7" style:family="text">
      <style:text-properties style:font-name="Calibri" fo:language="en" fo:country="US"/>
    </style:style>
    <style:style style:name="T8" style:family="text">
      <style:text-properties style:font-name="Calibri" fo:language="ru" fo:country="RU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asian="Times New Roman" style:language-asian="ru" style:country-asian="RU" style:font-name-complex="Times New Roman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en" fo:country="US"/>
    </style:style>
    <style:style style:name="T13" style:family="text">
      <style:text-properties style:font-name-asian="Times New Roman" style:language-asian="ru" style:country-asian="RU" style:font-name-complex="Times New Roman"/>
    </style:style>
    <style:style style:name="T14" style:family="text">
      <style:text-properties style:text-underline-style="none" style:font-name-asian="Times New Roman" style:language-asian="ru" style:country-asian="RU" style:font-name-complex="Times New Roman"/>
    </style:style>
    <style:style style:name="T15" style:family="text">
      <style:text-properties fo:color="#000000"/>
    </style:style>
    <style:style style:name="T16" style:family="text">
      <style:text-properties fo:color="#000000" fo:font-weight="bold" style:font-name-asian="Times New Roman" style:language-asian="ru" style:country-asian="RU" style:font-weight-asian="bold" style:font-name-complex="Times New Roman" style:font-weight-complex="bold"/>
    </style:style>
    <style:style style:name="T17" style:family="text">
      <style:text-properties fo:color="#000000" style:font-name-asian="Times New Roman" style:language-asian="ru" style:country-asian="RU" style:font-name-complex="Times New Roman"/>
    </style:style>
    <style:style style:name="T18" style:family="text">
      <style:text-properties fo:color="#000000" fo:font-style="normal" style:font-name-asian="Times New Roman" style:language-asian="ru" style:country-asian="RU" style:font-style-asian="normal" style:font-name-complex="Times New Roman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paragraph-conten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49cm" svg:stroke-color="#000000" draw:marker-start="" draw:marker-start-width="0.275cm" draw:marker-start-center="false" draw:marker-end="Стили_20_стрелок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Line_20_with_20_Fine_20_Dots" svg:stroke-width="0.049cm" svg:stroke-color="#80808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49cm" svg:stroke-color="#80808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Стили_20_стрелок_20_4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41cm" svg:stroke-color="#ff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4" style:family="graphic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3cm" svg:stroke-color="#ff0000" draw:marker-start="" draw:marker-start-width="0.245cm" draw:marker-start-center="false" draw:marker-end="Symmetric_20_Arrow" draw:marker-end-width="0.245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3cm" svg:stroke-color="#008000" draw:marker-start="" draw:marker-start-width="0.245cm" draw:marker-start-center="false" draw:marker-end="Symmetric_20_Arrow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3cm" svg:stroke-color="#000080" draw:marker-start="" draw:marker-start-width="0.245cm" draw:marker-start-center="false" draw:marker-end="Symmetric_20_Arrow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6">Билет 1.</text:span><text:span text:style-name="T17"> Механическое движение и его виды. Система отсчета. Основные кинематические <text:s/>характеристики механического движения. Относительность движения.</text:span></text:p>
      <text:p text:style-name="P1"><text:span text:style-name="T2">Механическое движение</text:span><text:span text:style-name="T6"> — изменение положения тела в пространстве относительно других тел с течением времени.</text:span></text:p>
      <text:p text:style-name="P1"><text:span text:style-name="T9">Есть разные </text:span><text:span text:style-name="T11">виды механического движения</text:span><text:span text:style-name="T9">:</text:span></text:p>
      <text:list xml:id="list33322581" text:style-name="L1">
        <text:list-item>
          <text:p text:style-name="P16">Равномерное — движение, при котором модуль скорости постоянный, т.е. ускорение равно нулю</text:p>
        </text:list-item>
        <text:list-item>
          <text:p text:style-name="P16">Неравномерное — движение, при котором модуль скорости непостоянный.</text:p>
        </text:list-item>
        <text:list-item>
          <text:p text:style-name="P16">Равнозамедленное — движение, при котором модуль скорости равномерно уменьшается, т.е. ускорение постоянно и противонаправленно движению.</text:p>
        </text:list-item>
        <text:list-item>
          <text:p text:style-name="P16">Равноускоренное — движение, при котором модуль скорости равномерно увеличивается, т.е. ускорение постоянно и сонаправленно движению.</text:p>
        </text:list-item>
        <text:list-item>
          <text:p text:style-name="P16">Прямолинейное — движение, при котором траектория является прямой.</text:p>
        </text:list-item>
        <text:list-item>
          <text:p text:style-name="P16">Криволинейное — движение, при котором траектория не является прямой.</text:p>
        </text:list-item>
        <text:list-item>
          <text:p text:style-name="P20"><text:span text:style-name="T6">Поступательное — </text:span><text:span text:style-name="T8">движение, при котором любой отрезок прямой линии, жестко связанный с телом, все время перемещается параллельно самому себе.</text:span></text:p>
        </text:list-item>
        <text:list-item>
          <text:p text:style-name="P17"><text:span text:style-name="T15">Вращательное </text:span>— движение, при котором все точки тела описывают окружности, центры которых находятся на одной прямой (оси вращения), перпендикулярной плоскостям этих окружностей.</text:p>
        </text:list-item>
        <text:list-item>
          <text:p text:style-name="P17">Плоскопараллельное (плоское) — движение, при котором каждая точка тела движется все время в одной плоскости, причем все плоскости, в которых движутся точки, параллельны между собой.</text:p>
        </text:list-item>
      </text:list>
      <text:p text:style-name="P3">Характеристики движения</text:p>
      <text:p text:style-name="P1"><text:span text:style-name="T1">Материальная точка</text:span> — тело, размерами которого в условиях данной задачи можно пренебречь.</text:p>
      <text:p text:style-name="P1"><text:span text:style-name="T4">Система отсчета</text:span><text:span text:style-name="T12"> — </text:span><text:span text:style-name="T9">совокупность</text:span><text:span text:style-name="T12"> т</text:span><text:span text:style-name="T9">ела</text:span><text:span text:style-name="T12"> </text:span><text:span text:style-name="T9">отсчета</text:span><text:span text:style-name="T12"> и связанной с ней системой координат, </text:span><text:span text:style-name="T9">а также приборы для измерения длины и времени.</text:span></text:p>
      <text:p text:style-name="P2">Тело отсчета — тело, относительно которого рассматривается движение.</text:p>
      <text:p text:style-name="P2"><draw:g text:anchor-type="paragraph" draw:z-index="2" draw:style-name="gr1"><draw:g draw:style-name="gr9"><draw:line draw:style-name="gr2" draw:text-style-name="P22" svg:x1="0.686cm" svg:y1="3.776cm" svg:x2="0.686cm" svg:y2="0.276cm">
       <text:p/>
      </draw:line><draw:line draw:style-name="gr2" draw:text-style-name="P22" svg:x1="0.186cm" svg:y1="3.276cm" svg:x2="6.186cm" svg:y2="3.276cm">
       <text:p/>
      </draw:line><draw:frame draw:style-name="gr10" draw:text-style-name="P24" svg:width="0.689cm" svg:height="0.772cm" svg:x="5.685cm" svg:y="3.276cm">
       <draw:text-box>
        <text:p text:style-name="P23"><text:span text:style-name="T21">х</text:span></text:p>
       </draw:text-box>
      </draw:frame><draw:frame draw:style-name="gr10" draw:text-style-name="P24" svg:width="0.698cm" svg:height="0.772cm" svg:x="0.002cm" svg:y="0.009cm">
       <draw:text-box>
        <text:p text:style-name="P23"><text:span text:style-name="T21">y</text:span></text:p>
       </draw:text-box>
      </draw:frame><draw:frame draw:style-name="gr10" draw:text-style-name="P24" svg:width="0.72cm" svg:height="0.772cm" svg:x="0.087cm" svg:y="3.108cm">
       <draw:text-box>
        <text:p text:style-name="P23"><text:span text:style-name="T21">0</text:span></text:p>
       </draw:text-box>
      </draw:frame><draw:line draw:style-name="gr2" draw:text-style-name="P22" svg:x1="0.686cm" svg:y1="3.276cm" svg:x2="1.686cm" svg:y2="1.276cm">
       <text:p/>
      </draw:line><draw:line draw:style-name="gr2" draw:text-style-name="P22" svg:x1="0.686cm" svg:y1="3.277cm" svg:x2="4.186cm" svg:y2="2.277cm">
       <text:p/>
      </draw:line><draw:line draw:style-name="gr11" draw:text-style-name="P22" svg:x1="1.688cm" svg:y1="1.276cm" svg:x2="4.188cm" svg:y2="2.276cm">
       <text:p/>
      </draw:line><draw:path draw:style-name="gr12" draw:text-style-name="P22" svg:width="1.749cm" svg:height="2.601cm" draw:transform="skewX (0.0020943951023927) rotate (0.843866693339099) translate (1.60316226084713cm 1.29498597898279cm)" svg:viewBox="0 0 1750 2602" svg:d="m0 37c351-116 675 65 983 188 281 115 405 430 543 689 151 288 309 636 170 947-121 269-333 491-544 699l-209 42">
       <text:p/>
      </draw:path><draw:frame draw:style-name="gr10" draw:text-style-name="P24" svg:width="0.736cm" svg:height="0.772cm" svg:x="4.003cm" svg:y="2.11cm">
       <draw:text-box>
        <text:p text:style-name="P23"><text:span text:style-name="T21">B</text:span></text:p>
       </draw:text-box>
      </draw:frame><draw:frame draw:style-name="gr10" draw:text-style-name="P24" svg:width="0.689cm" svg:height="0.772cm" svg:x="5.685cm" svg:y="3.277cm">
       <draw:text-box>
        <text:p text:style-name="P23"><text:span text:style-name="T21">х</text:span></text:p>
       </draw:text-box>
      </draw:frame><draw:frame draw:style-name="gr10" draw:text-style-name="P24" svg:width="0.75cm" svg:height="0.772cm" svg:x="1.087cm" svg:y="0.676cm">
       <draw:text-box>
        <text:p text:style-name="P23"><text:span text:style-name="T21">A</text:span></text:p>
       </draw:text-box>
      </draw:frame>
     </draw:g><draw:frame draw:style-name="gr8" draw:text-style-name="P25" svg:width="0.532cm" svg:height="0.542cm" svg:x="0.803cm" svg:y="1.745cm">
      <draw:image xlink:href="Pictures/2000001D00000215000002128052DEF1.svm" xlink:type="simple" xlink:show="embed" xlink:actuate="onLoad">
       <text:p/>
      </draw:image>
     </draw:frame><draw:frame draw:style-name="gr8" draw:text-style-name="P25" svg:width="0.533cm" svg:height="0.542cm" svg:x="2.902cm" svg:y="2.544cm">
      <draw:image xlink:href="Pictures/2000001D0000021B000002122603919B.svm" xlink:type="simple" xlink:show="embed" xlink:actuate="onLoad">
       <text:p/>
      </draw:image>
     </draw:frame><draw:frame draw:style-name="gr8" draw:text-style-name="P25" svg:width="0.775cm" svg:height="0.482cm" svg:x="2.602cm" svg:y="1.244cm">
      <draw:image xlink:href="Pictures/2000001D0000030D000001D3D4324086.svm" xlink:type="simple" xlink:show="embed" xlink:actuate="onLoad">
       <text:p/>
      </draw:image>
     </draw:frame>
    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Траектория</text:span> — линия, по которой двигается тело.</text:p>
      <text:p text:style-name="P1"><text:span text:style-name="T1">Путь</text:span><text:span text:style-name="T1"><draw:frame draw:style-name="fr1" draw:name="Объект1" text:anchor-type="as-char" svg:width="1.413cm" svg:height="0.482cm" draw:z-index="8"><draw:object xlink:href="./Object 2" xlink:type="simple" xlink:show="embed" xlink:actuate="onLoad"/><draw:image xlink:href="./ObjectReplacements/Object 2" xlink:type="simple" xlink:show="embed" xlink:actuate="onLoad"/>
      <svg:desc>формула</svg:desc>
     </draw:frame></text:span>— длина траектории.</text:p>
      <text:p text:style-name="P1"><text:span text:style-name="T1">Радиус-вектор</text:span><text:span text:style-name="T1"><draw:frame draw:style-name="fr1" draw:name="Объект2" text:anchor-type="as-char" svg:width="0.386cm" svg:height="0.467cm" draw:z-index="9"><draw:object xlink:href="./Object 3" xlink:type="simple" xlink:show="embed" xlink:actuate="onLoad"/><draw:image xlink:href="./ObjectReplacements/Object 3" xlink:type="simple" xlink:show="embed" xlink:actuate="onLoad"/>
      <svg:desc>формула</svg:desc>
     </draw:frame></text:span><text:span text:style-name="T12">- </text:span><text:span text:style-name="T9">вектор, задающий положение точки в пространстве относительно точки отсчета в данный момент времени.</text:span></text:p>
      <text:p text:style-name="P1"><text:span text:style-name="T4">Перемещение</text:span><text:span text:style-name="T4"><draw:frame draw:style-name="fr1" draw:name="Объект3" text:anchor-type="as-char" svg:width="0.748cm" svg:height="0.467cm" draw:z-index="10"><draw:object xlink:href="./Object 4" xlink:type="simple" xlink:show="embed" xlink:actuate="onLoad"/><draw:image xlink:href="./ObjectReplacements/Object 4" xlink:type="simple" xlink:show="embed" xlink:actuate="onLoad"/>
      <svg:desc>формула</svg:desc>
     </draw:frame></text:span><text:span text:style-name="T12">- </text:span></text:p>
      <text:list xml:id="list33315258" text:style-name="L2">
        <text:list-item>
          <text:p text:style-name="P18">Изменение радиус-вектора.</text:p>
        </text:list-item>
        <text:list-item>
          <text:p text:style-name="P18">Вектор, соединяющий начало и конец пути.</text:p>
          <text:p text:style-name="P18"><draw:frame draw:style-name="fr1" draw:name="Объект4" text:anchor-type="as-char" svg:width="2.016cm" svg:height="0.531cm" draw:z-index="11"><draw:object xlink:href="./Object 5" xlink:type="simple" xlink:show="embed" xlink:actuate="onLoad"/><draw:image xlink:href="./ObjectReplacements/Object 5" xlink:type="simple" xlink:show="embed" xlink:actuate="onLoad"/>
       <svg:desc>формула</svg:desc>
      </draw:frame></text:p>
          <text:p text:style-name="P18"><draw:frame draw:style-name="fr1" draw:name="Объект5" text:anchor-type="as-char" svg:width="3.032cm" svg:height="0.572cm" draw:z-index="0"><draw:object xlink:href="./Object 1" xlink:type="simple" xlink:show="embed" xlink:actuate="onLoad"/><draw:image xlink:href="./ObjectReplacements/Object 1" xlink:type="simple" xlink:show="embed" xlink:actuate="onLoad"/>
       <svg:desc>формула</svg:desc>
      </draw:frame></text:p>
        </text:list-item>
      </text:list>
      <text:p text:style-name="P2"><text:span text:style-name="T19">Проекция</text:span> вектора на координатную ось — длина отрезка, соединяющего проекции начала и конца вектора с соответствующим знаком.</text:p>
      <text:p text:style-name="P2"><draw:frame draw:style-name="fr1" draw:name="Объект6" text:anchor-type="as-char" svg:width="5.211cm" svg:height="0.607cm" draw:z-index="5"><draw:object xlink:href="./Object 6" xlink:type="simple" xlink:show="embed" xlink:actuate="onLoad"/><draw:image xlink:href="./ObjectReplacements/Object 6" xlink:type="simple" xlink:show="embed" xlink:actuate="onLoad"/>
    </draw:frame></text:p>
      <text:p text:style-name="P2"><draw:g text:anchor-type="paragraph" draw:z-index="1" draw:style-name="gr1"><draw:line draw:style-name="gr2" draw:text-style-name="P22" svg:x1="0.876cm" svg:y1="3.776cm" svg:x2="0.876cm" svg:y2="0.276cm">
      <text:p/>
     </draw:line><draw:line draw:style-name="gr2" draw:text-style-name="P22" svg:x1="0.376cm" svg:y1="3.276cm" svg:x2="4.876cm" svg:y2="3.276cm">
      <text:p/>
     </draw:line><draw:line draw:style-name="gr3" draw:text-style-name="P22" svg:x1="1.876cm" svg:y1="2.276cm" svg:x2="3.876cm" svg:y2="1.276cm">
      <text:p/>
     </draw:line><draw:line draw:style-name="gr4" draw:text-style-name="P22" svg:x1="1.876cm" svg:y1="3.277cm" svg:x2="1.876cm" svg:y2="2.277cm">
      <text:p/>
     </draw:line><draw:line draw:style-name="gr4" draw:text-style-name="P22" svg:x1="3.877cm" svg:y1="1.276cm" svg:x2="3.877cm" svg:y2="3.276cm">
      <text:p/>
     </draw:line><draw:line draw:style-name="gr4" draw:text-style-name="P22" svg:x1="1.876cm" svg:y1="2.277cm" svg:x2="0.876cm" svg:y2="2.277cm">
      <text:p/>
     </draw:line><draw:line draw:style-name="gr4" draw:text-style-name="P22" svg:x1="3.876cm" svg:y1="1.276cm" svg:x2="0.876cm" svg:y2="1.276cm">
      <text:p/>
     </draw:line><draw:line draw:style-name="gr5" draw:text-style-name="P22" svg:x1="1.876cm" svg:y1="3.276cm" svg:x2="3.876cm" svg:y2="3.276cm">
      <text:p/>
     </draw:line><draw:line draw:style-name="gr6" draw:text-style-name="P22" svg:x1="0.876cm" svg:y1="1.276cm" svg:x2="0.876cm" svg:y2="2.276cm">
      <text:p/>
     </draw:line><draw:frame draw:style-name="gr7" draw:text-style-name="P24" svg:width="0.974cm" svg:height="0.772cm" svg:x="4.202cm" svg:y="3.276cm">
      <draw:text-box>
       <text:p text:style-name="P23"><text:span text:style-name="T21">x</text:span></text:p>
      </draw:text-box>
     </draw:frame><draw:frame draw:style-name="gr7" draw:text-style-name="P24" svg:width="0.974cm" svg:height="0.772cm" svg:x="0.002cm" svg:y="0.009cm">
      <draw:text-box>
       <text:p text:style-name="P23"><text:span text:style-name="T21">y</text:span></text:p>
      </draw:text-box>
     </draw:frame><draw:frame draw:style-name="gr8" draw:text-style-name="P25" svg:width="0.426cm" svg:height="0.482cm" svg:x="2.75cm" svg:y="1.794cm">
      <draw:image xlink:href="Pictures/20000016000001A8000001D3A34130B4.svm" xlink:type="simple" xlink:show="embed" xlink:actuate="onLoad">
       <text:p/>
      </draw:image>
     </draw:frame><draw:frame draw:style-name="gr8" draw:text-style-name="P25" svg:width="0.581cm" svg:height="0.542cm" svg:x="2.551cm" svg:y="3.394cm">
      <draw:image xlink:href="Pictures/200000160000024000000212DA8FB45A.svm" xlink:type="simple" xlink:show="embed" xlink:actuate="onLoad">
       <text:p/>
      </draw:image>
     </draw:frame><draw:frame draw:style-name="gr8" draw:text-style-name="P25" svg:width="0.583cm" svg:height="0.542cm" svg:x="0.275cm" svg:y="1.477cm">
      <draw:image xlink:href="Pictures/200000160000024B00000212D6A7A295.svm" xlink:type="simple" xlink:show="embed" xlink:actuate="onLoad">
       <text:p/>
      </draw:image>
     </draw:frame>
    </draw:g></text:p>
      <text:p text:style-name="P14">Способы описания движения:</text:p>
      <text:list xml:id="list33305953" text:style-name="L3">
        <text:list-item>
          <text:p text:style-name="P21">Графический</text:p>
        </text:list-item>
        <text:list-item>
          <text:p text:style-name="P21">Векторный</text:p>
        </text:list-item>
        <text:list-item>
          <text:p text:style-name="P21">Табличный</text:p>
        </text:list-item>
        <text:list-item>
          <text:p text:style-name="P21">Аналитический</text:p>
          <text:p text:style-name="P21">Координата — функция от времени</text:p>
        </text:list-item>
      </text:list>
      <text:p text:style-name="P15"/>
      <text:p text:style-name="P4"><text:span text:style-name="T3">Средняя скорость</text:span><text:span text:style-name="T8"> –</text:span><text:span text:style-name="T7"> </text:span><text:span text:style-name="T8">векторная физическая величина, равная отношению перемещения ко времени.</text:span></text:p>
      <text:list xml:id="list33556556" text:continue-numbering="true" text:style-name="L3">
        <text:list-header>
          <text:p text:style-name="P19"><draw:frame draw:style-name="fr1" draw:name="Объект8" text:anchor-type="as-char" svg:width="1.707cm" svg:height="0.998cm" draw:z-index="12"><draw:object xlink:href="./Object 8" xlink:type="simple" xlink:show="embed" xlink:actuate="onLoad"/><draw:image xlink:href="./ObjectReplacements/Object 8" xlink:type="simple" xlink:show="embed" xlink:actuate="onLoad"/>
       <svg:desc>формула</svg:desc>
      </draw:frame></text:p>
        </text:list-header>
      </text:list>
      <text:p text:style-name="P2"><text:soft-page-break/><text:span text:style-name="T1">Средняя путевая скорость</text:span> –<text:span text:style-name="T12"> </text:span>физическая величина, численно равная отношению пути ко времени.</text:p>
      <text:list xml:id="list33562256" text:continue-numbering="true" text:style-name="L3">
        <text:list-header>
          <text:p text:style-name="P19"><draw:frame draw:style-name="fr1" draw:name="Объект9" text:anchor-type="as-char" svg:width="1.492cm" svg:height="0.998cm" draw:z-index="13"><draw:object xlink:href="./Object 9" xlink:type="simple" xlink:show="embed" xlink:actuate="onLoad"/><draw:image xlink:href="./ObjectReplacements/Object 9" xlink:type="simple" xlink:show="embed" xlink:actuate="onLoad"/>
       <svg:desc>формула</svg:desc>
      </draw:frame></text:p>
        </text:list-header>
      </text:list>
      <text:p text:style-name="P2">Модуль средней скорости не всегда равен средней путевой скорости.</text:p>
      <text:p text:style-name="P2"><text:span text:style-name="T1">Мгновенная скорость тела в данный момент</text:span><text:span text:style-name="T1"><draw:frame draw:style-name="fr1" draw:name="Объект10" text:anchor-type="as-char" svg:width="0.323cm" svg:height="0.467cm" draw:z-index="14"><draw:object xlink:href="./Object 10" xlink:type="simple" xlink:show="embed" xlink:actuate="onLoad"/><draw:image xlink:href="./ObjectReplacements/Object 10" xlink:type="simple" xlink:show="embed" xlink:actuate="onLoad"/>
      <svg:desc>формула</svg:desc>
     </draw:frame></text:span><text:span text:style-name="T12"> – </text:span>векторная физическая величина, равная отношению перемещения тела за достаточно малый промежуток времени<draw:frame draw:style-name="fr1" draw:name="Объект11" text:anchor-type="as-char" svg:width="0.684cm" svg:height="0.467cm" draw:z-index="16"><draw:object xlink:href="./Object 11" xlink:type="simple" xlink:show="embed" xlink:actuate="onLoad"/><draw:image xlink:href="./ObjectReplacements/Object 11" xlink:type="simple" xlink:show="embed" xlink:actuate="onLoad"/>
     <svg:desc>формула</svg:desc>
    </draw:frame>, начинающийся сразу после момента времени<draw:frame draw:style-name="fr1" draw:name="Объект12" text:anchor-type="as-char" svg:width="0.323cm" svg:height="0.467cm" draw:z-index="19"><draw:object xlink:href="./Object 12" xlink:type="simple" xlink:show="embed" xlink:actuate="onLoad"/><draw:image xlink:href="./ObjectReplacements/Object 12" xlink:type="simple" xlink:show="embed" xlink:actuate="onLoad"/>
     <svg:desc>формула</svg:desc>
    </draw:frame>, к длительности промежутка.</text:p>
      <text:list xml:id="list33580691" text:continue-numbering="true" text:style-name="L3">
        <text:list-header>
          <text:p text:style-name="P19"><draw:frame draw:style-name="fr1" draw:name="Объект13" text:anchor-type="as-char" svg:width="3.452cm" svg:height="0.998cm" draw:z-index="6"><draw:object xlink:href="./Object 7" xlink:type="simple" xlink:show="embed" xlink:actuate="onLoad"/><draw:image xlink:href="./ObjectReplacements/Object 7" xlink:type="simple" xlink:show="embed" xlink:actuate="onLoad"/>
       <svg:desc>формула</svg:desc>
      </draw:frame></text:p>
        </text:list-header>
      </text:list>
      <text:p text:style-name="P3">Ускорение</text:p>
      <text:p text:style-name="P10"><draw:g text:anchor-type="char" draw:z-index="4" draw:style-name="gr16"><draw:custom-shape draw:style-name="gr17" draw:text-style-name="P22" svg:width="2.172cm" svg:height="2.202cm" svg:x="0.313cm" svg:y="0.704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18" draw:text-style-name="P22" svg:x1="1.397cm" svg:y1="0.704cm" svg:x2="3.568cm" svg:y2="0.704cm">
      <text:p/>
     </draw:line><draw:line draw:style-name="gr19" draw:text-style-name="P22" svg:x1="1.397cm" svg:y1="0.704cm" svg:x2="1.397cm" svg:y2="1.804cm">
      <text:p/>
     </draw:line><draw:line draw:style-name="gr20" draw:text-style-name="P22" svg:x1="1.397cm" svg:y1="0.704cm" svg:x2="3.568cm" svg:y2="1.804cm">
      <text:p/>
     </draw:line><draw:line draw:style-name="gr14" draw:text-style-name="P22" svg:x1="1.397cm" svg:y1="1.804cm" svg:x2="3.568cm" svg:y2="1.804cm">
      <text:p/>
     </draw:line><draw:line draw:style-name="gr14" draw:text-style-name="P22" svg:x1="3.571cm" svg:y1="0.704cm" svg:x2="3.571cm" svg:y2="1.804cm">
      <text:p/>
     </draw:line><draw:custom-shape draw:style-name="gr21" draw:text-style-name="P22" svg:width="2.714cm" svg:height="0.992cm" svg:x="0.313cm" svg:y="2.023cm">
      <text:p/>
      <draw:enhanced-geometry svg:viewBox="0 0 21600 21600" draw:type="rectangle" draw:enhanced-path="M 0 0 L 21600 0 21600 21600 0 21600 0 0 Z N"/>
     </draw:custom-shape><draw:path draw:style-name="gr22" draw:text-style-name="P22" svg:width="0.382cm" svg:height="0.326cm" draw:transform="rotate (-1.57079632679579) translate (0.330715230502657cm 1.99663735394797cm)" svg:viewBox="0 0 383 327" svg:d="m0 5c137-20 346 16 355 196l28 126">
      <text:p/>
     </draw:path><draw:path draw:style-name="gr22" draw:text-style-name="P22" svg:width="0.852cm" svg:height="0.817cm" draw:transform="skewX (-0.00767944870877365) rotate (-1.1599458208764) translate (3.21117108039787cm 1.65299583780103cm)" svg:viewBox="0 0 853 818" svg:d="m0 808c166 48 304-91 375-220 69-123 79-288 224-362l180-59 70-122 4-45">
      <text:p/>
     </draw:path><draw:frame draw:style-name="gr8" draw:text-style-name="P25" svg:width="0.505cm" svg:height="0.53cm" svg:x="3.235cm" svg:y="0.118cm">
      <draw:image xlink:href="Pictures/2000001D000001C7000001D356280080.svm" xlink:type="simple" xlink:show="embed" xlink:actuate="onLoad">
       <text:p/>
      </draw:image>
     </draw:frame><draw:frame draw:style-name="gr8" draw:text-style-name="P25" svg:width="0.53cm" svg:height="0.558cm" svg:x="0.787cm" svg:y="1.273cm">
      <draw:image xlink:href="Pictures/2000001D000001E3000001EB1A8D0F56.svm" xlink:type="simple" xlink:show="embed" xlink:actuate="onLoad">
       <text:p/>
      </draw:image>
     </draw:frame><draw:frame draw:style-name="gr8" draw:text-style-name="P25" svg:width="0.408cm" svg:height="0.53cm" svg:x="2.304cm" svg:y="0.725cm">
      <draw:image xlink:href="Pictures/2000001600000171000001D38DFCBAC7.svm" xlink:type="simple" xlink:show="embed" xlink:actuate="onLoad">
       <text:p/>
      </draw:image>
     </draw:frame><draw:frame draw:style-name="gr8" draw:text-style-name="P25" svg:width="0.412cm" svg:height="0.53cm" svg:x="1.329cm" svg:y="0.725cm">
      <draw:image xlink:href="Pictures/2000000F00000179000001D368CAD450.svm" xlink:type="simple" xlink:show="embed" xlink:actuate="onLoad">
       <text:p/>
      </draw:image>
     </draw:frame><draw:polyline draw:style-name="gr22" draw:text-style-name="P22" svg:width="0.179cm" svg:height="0.044cm" draw:transform="rotate (0.287281194878212) translate (1.38414343028681cm 0.852232716310505cm)" svg:viewBox="0 0 180 45" draw:points="0,43 115,45 180,0">
      <text:p/>
     </draw:polyline>
    </draw:g><text:span text:style-name="T1">Ускорение</text:span> — векторная физическая величина, <text:s/>характеризующая быстроту изменения вектора скорости материальной точки.</text:p>
      <text:p text:style-name="P11"><draw:frame draw:style-name="fr1" draw:name="Объект43" text:anchor-type="as-char" svg:width="1.91cm" svg:height="0.531cm" draw:z-index="20"><draw:object xlink:href="./Object 25" xlink:type="simple" xlink:show="embed" xlink:actuate="onLoad"/><draw:image xlink:href="./ObjectReplacements/Object 25" xlink:type="simple" xlink:show="embed" xlink:actuate="onLoad"/>
    </draw:frame></text:p>
      <text:p text:style-name="P11">Тангенциальное ускорение характеризует быстроту изменения модуля скорости. </text:p>
      <text:p text:style-name="P11">Нормальное ускорение характеризует быстроту изменения направления скорости.</text:p>
      <text:p text:style-name="P11"><draw:frame draw:style-name="fr1" draw:name="Объект24" text:anchor-type="as-char" svg:width="1.739cm" svg:height="1.067cm" draw:z-index="21"><draw:object xlink:href="./Object 26" xlink:type="simple" xlink:show="embed" xlink:actuate="onLoad"/><draw:image xlink:href="./ObjectReplacements/Object 26" xlink:type="simple" xlink:show="embed" xlink:actuate="onLoad"/>
    </draw:frame></text:p>
      <text:p text:style-name="P3">Относительность движения –<text:span text:style-name="T12"> </text:span>преобразования Галилея</text:p>
      <text:p text:style-name="P12"><draw:g text:anchor-type="paragraph" draw:z-index="3" draw:style-name="gr1"><draw:line draw:style-name="gr2" draw:text-style-name="P22" svg:x1="2.1cm" svg:y1="4.884cm" svg:x2="2.1cm" svg:y2="0.384cm">
      <text:p/>
     </draw:line><draw:line draw:style-name="gr13" draw:text-style-name="P22" svg:x1="6.1cm" svg:y1="4.884cm" svg:x2="6.1cm" svg:y2="0.384cm">
      <text:p/>
     </draw:line><draw:line draw:style-name="gr2" draw:text-style-name="P22" svg:x1="2.1cm" svg:y1="4.884cm" svg:x2="12.1cm" svg:y2="4.884cm">
      <text:p/>
     </draw:line><draw:line draw:style-name="gr2" draw:text-style-name="P22" svg:x1="2.059cm" svg:y1="4.884cm" svg:x2="0.559cm" svg:y2="8.384cm">
      <text:p/>
     </draw:line><draw:line draw:style-name="gr2" draw:text-style-name="P22" svg:x1="6.1cm" svg:y1="4.884cm" svg:x2="4.6cm" svg:y2="8.384cm">
      <text:p/>
     </draw:line><draw:line draw:style-name="gr3" draw:text-style-name="P22" svg:x1="6.1cm" svg:y1="0.884cm" svg:x2="7.6cm" svg:y2="0.884cm">
      <text:p/>
     </draw:line><draw:frame draw:style-name="gr8" draw:text-style-name="P25" svg:width="0.519cm" svg:height="0.482cm" svg:x="1.581cm" svg:y="1.884cm">
      <draw:image xlink:href="Pictures/2000000F00000203000001D3AA092190.svm" xlink:type="simple" xlink:show="embed" xlink:actuate="onLoad">
       <text:p/>
      </draw:image>
     </draw:frame><draw:frame draw:style-name="gr8" draw:text-style-name="P25" svg:width="0.69cm" svg:height="0.542cm" svg:x="5.5cm" svg:y="1.884cm">
      <draw:image xlink:href="Pictures/20000016000002B200000212DB636B2F.svm" xlink:type="simple" xlink:show="embed" xlink:actuate="onLoad">
       <text:p/>
      </draw:image>
     </draw:frame><draw:frame draw:style-name="gr8" draw:text-style-name="P25" svg:width="0.444cm" svg:height="0.482cm" svg:x="1.581cm" svg:y="0.002cm">
      <draw:image xlink:href="Pictures/2000000F000001B5000001D3A842A865.svm" xlink:type="simple" xlink:show="embed" xlink:actuate="onLoad">
       <text:p/>
      </draw:image>
     </draw:frame><draw:frame draw:style-name="gr8" draw:text-style-name="P25" svg:width="0.634cm" svg:height="0.542cm" svg:x="5.581cm" svg:y="0.002cm">
      <draw:image xlink:href="Pictures/200000160000027800000212AD4F4FA2.svm" xlink:type="simple" xlink:show="embed" xlink:actuate="onLoad">
       <text:p/>
      </draw:image>
     </draw:frame><draw:frame draw:style-name="gr8" draw:text-style-name="P25" svg:width="0.428cm" svg:height="0.482cm" svg:x="6.481cm" svg:y="0.302cm">
      <draw:image xlink:href="Pictures/20000016000001A7000001D30D83464E.svm" xlink:type="simple" xlink:show="embed" xlink:actuate="onLoad">
       <text:p/>
      </draw:image>
     </draw:frame><draw:frame draw:style-name="gr8" draw:text-style-name="P25" svg:width="0.507cm" svg:height="0.482cm" svg:x="1.582cm" svg:y="4.585cm">
      <draw:image xlink:href="Pictures/2000000F000001FB000001D3BF0C5E31.svm" xlink:type="simple" xlink:show="embed" xlink:actuate="onLoad">
       <text:p/>
      </draw:image>
     </draw:frame><draw:frame draw:style-name="gr8" draw:text-style-name="P25" svg:width="0.652cm" svg:height="0.544cm" svg:x="5.502cm" svg:y="4.384cm">
      <draw:image xlink:href="Pictures/200000160000028E00000212DE7AE3DE.svm" xlink:type="simple" xlink:show="embed" xlink:actuate="onLoad">
       <text:p/>
      </draw:image>
     </draw:frame><draw:frame draw:style-name="gr8" draw:text-style-name="P25" svg:width="0.634cm" svg:height="0.544cm" svg:x="4.001cm" svg:y="7.984cm">
      <draw:image xlink:href="Pictures/2000001600000276000002124AA27F41.svm" xlink:type="simple" xlink:show="embed" xlink:actuate="onLoad">
       <text:p/>
      </draw:image>
     </draw:frame><draw:frame draw:style-name="gr8" draw:text-style-name="P25" svg:width="0.463cm" svg:height="0.482cm" svg:x="0.002cm" svg:y="7.984cm">
      <draw:image xlink:href="Pictures/2000000F000001CB000001D3B8A8D15B.svm" xlink:type="simple" xlink:show="embed" xlink:actuate="onLoad">
       <text:p/>
      </draw:image>
     </draw:frame><draw:line draw:style-name="gr13" draw:text-style-name="P22" svg:x1="6.1cm" svg:y1="4.884cm" svg:x2="10.6cm" svg:y2="4.884cm">
      <text:p/>
     </draw:line><draw:frame draw:style-name="gr8" draw:text-style-name="P25" svg:width="0.712cm" svg:height="0.542cm" svg:x="9.966cm" svg:y="5.243cm">
      <draw:image xlink:href="Pictures/20000016000002C900000212ACD2BF9E.svm" xlink:type="simple" xlink:show="embed" xlink:actuate="onLoad">
       <text:p/>
      </draw:image>
     </draw:frame><draw:frame draw:style-name="gr8" draw:text-style-name="P25" svg:width="0.511cm" svg:height="0.482cm" svg:x="11.467cm" svg:y="5.243cm">
      <draw:image xlink:href="Pictures/2000000F000001FD000001D3EA916979.svm" xlink:type="simple" xlink:show="embed" xlink:actuate="onLoad">
       <text:p/>
      </draw:image>
     </draw:frame><draw:frame draw:style-name="gr8" draw:text-style-name="P25" svg:width="0.712cm" svg:height="0.542cm" svg:x="9.966cm" svg:y="5.243cm">
      <draw:image xlink:href="Pictures/20000016000002C900000212ACD2BF9E.svm" xlink:type="simple" xlink:show="embed" xlink:actuate="onLoad">
       <text:p/>
      </draw:image>
     </draw:frame><draw:frame draw:style-name="gr8" draw:text-style-name="P25" svg:width="0.505cm" svg:height="0.482cm" svg:x="7.867cm" svg:y="2.343cm">
      <draw:image xlink:href="Pictures/2000000F000001F6000001D3800D5698.svm" xlink:type="simple" xlink:show="embed" xlink:actuate="onLoad">
       <text:p/>
      </draw:image>
     </draw:frame><draw:line draw:style-name="gr3" draw:text-style-name="P22" svg:x1="6.1cm" svg:y1="4.884cm" svg:x2="8.1cm" svg:y2="2.884cm">
      <text:p/>
     </draw:line><draw:line draw:style-name="gr3" draw:text-style-name="P22" svg:x1="2.1cm" svg:y1="4.884cm" svg:x2="8.1cm" svg:y2="2.884cm">
      <text:p/>
     </draw:line><draw:line draw:style-name="gr3" draw:text-style-name="P22" svg:x1="2.1cm" svg:y1="4.884cm" svg:x2="6.1cm" svg:y2="4.884cm">
      <text:p/>
     </draw:line><draw:frame draw:style-name="gr8" draw:text-style-name="P25" svg:width="0.426cm" svg:height="0.482cm" svg:x="5.001cm" svg:y="3.184cm">
      <draw:image xlink:href="Pictures/20000016000001A5000001D319B3EB5D.svm" xlink:type="simple" xlink:show="embed" xlink:actuate="onLoad">
       <text:p/>
      </draw:image>
     </draw:frame><draw:frame draw:style-name="gr8" draw:text-style-name="P25" svg:width="0.532cm" svg:height="0.542cm" svg:x="7.003cm" svg:y="3.784cm">
      <draw:image xlink:href="Pictures/2000001D00000215000002128052DEF1.svm" xlink:type="simple" xlink:show="embed" xlink:actuate="onLoad">
       <text:p/>
      </draw:image>
     </draw:frame><draw:line draw:style-name="gr14" draw:text-style-name="P22" svg:x1="1.6cm" svg:y1="5.984cm" svg:x2="5.6cm" svg:y2="5.984cm">
      <text:p/>
     </draw:line><draw:line draw:style-name="gr15" draw:text-style-name="P22" svg:x1="8.1cm" svg:y1="2.884cm" svg:x2="8.1cm" svg:y2="6.884cm">
      <text:p/>
     </draw:line><draw:line draw:style-name="gr14" draw:text-style-name="P22" svg:x1="8.101cm" svg:y1="6.886cm" svg:x2="1.201cm" svg:y2="6.886cm">
      <text:p/>
     </draw:line><draw:line draw:style-name="gr15" draw:text-style-name="P22" svg:x1="8.65cm" svg:y1="4.884cm" svg:x2="7.65cm" svg:y2="8.384cm">
      <text:p/>
     </draw:line><draw:line draw:style-name="gr14" draw:text-style-name="P22" svg:x1="4.9cm" svg:y1="7.784cm" svg:x2="7.8cm" svg:y2="7.784cm">
      <text:p/>
     </draw:line><draw:frame draw:style-name="gr8" draw:text-style-name="P25" svg:width="0.541cm" svg:height="0.482cm" svg:x="3.502cm" svg:y="5.484cm">
      <draw:image xlink:href="Pictures/2000000F0000021B000001D35E329EFF.svm" xlink:type="simple" xlink:show="embed" xlink:actuate="onLoad">
       <text:p/>
      </draw:image>
     </draw:frame><draw:frame draw:style-name="gr8" draw:text-style-name="P25" svg:width="0.426cm" svg:height="0.482cm" svg:x="4.403cm" svg:y="6.885cm">
      <draw:image xlink:href="Pictures/2000000F000001A9000001D3CCC200A4.svm" xlink:type="simple" xlink:show="embed" xlink:actuate="onLoad">
       <text:p/>
      </draw:image>
     </draw:frame><draw:frame draw:style-name="gr8" draw:text-style-name="P25" svg:width="0.571cm" svg:height="0.542cm" svg:x="6.005cm" svg:y="7.784cm">
      <draw:image xlink:href="Pictures/200000160000023B000002129E693A14.svm" xlink:type="simple" xlink:show="embed" xlink:actuate="onLoad">
       <text:p/>
      </draw:image>
     </draw:frame><draw:frame draw:style-name="gr8" draw:text-style-name="P25" svg:width="1.126cm" svg:height="0.542cm" svg:x="8.403cm" svg:y="5.585cm">
      <draw:image xlink:href="Pictures/200000240000046300000212CD3646EB.svm" xlink:type="simple" xlink:show="embed" xlink:actuate="onLoad">
       <text:p/>
      </draw:image>
     </draw:frame><draw:frame draw:style-name="gr8" draw:text-style-name="P25" svg:width="1.202cm" svg:height="0.542cm" svg:x="8.105cm" svg:y="3.985cm">
      <draw:image xlink:href="Pictures/20000024000004B5000002127661D10D.svm" xlink:type="simple" xlink:show="embed" xlink:actuate="onLoad">
       <text:p/>
      </draw:image>
     </draw:frame>
    </draw:g><draw:frame draw:style-name="fr1" draw:name="Объект14" text:anchor-type="as-char" svg:width="6.121cm" svg:height="1.478cm" draw:z-index="23"><draw:object xlink:href="./Object 14" xlink:type="simple" xlink:show="embed" xlink:actuate="onLoad"/><draw:image xlink:href="./ObjectReplacements/Object 14" xlink:type="simple" xlink:show="embed" xlink:actuate="onLoad"/>
    </draw:frame></text:p>
      <text:p text:style-name="P12">Будем считать, что оси<draw:frame draw:style-name="fr1" draw:name="Объект18" text:anchor-type="as-char" svg:width="1.312cm" svg:height="0.529cm" draw:z-index="24"><draw:object xlink:href="./Object 18" xlink:type="simple" xlink:show="embed" xlink:actuate="onLoad"/><draw:image xlink:href="./ObjectReplacements/Object 18" xlink:type="simple" xlink:show="embed" xlink:actuate="onLoad"/>
    </draw:frame>совпадают, а оси<draw:frame draw:style-name="fr1" draw:name="Объект19" text:anchor-type="as-char" svg:width="1.154cm" svg:height="0.531cm" draw:z-index="25"><draw:object xlink:href="./Object 19" xlink:type="simple" xlink:show="embed" xlink:actuate="onLoad"/><draw:image xlink:href="./ObjectReplacements/Object 19" xlink:type="simple" xlink:show="embed" xlink:actuate="onLoad"/>
    </draw:frame>и<draw:frame draw:style-name="fr1" draw:name="Объект20" text:anchor-type="as-char" svg:width="1.148cm" svg:height="0.531cm" draw:z-index="26"><draw:object xlink:href="./Object 20" xlink:type="simple" xlink:show="embed" xlink:actuate="onLoad"/><draw:image xlink:href="./ObjectReplacements/Object 20" xlink:type="simple" xlink:show="embed" xlink:actuate="onLoad"/>
     <svg:desc>формула</svg:desc>
    </draw:frame>параллельны.</text:p>
      <text:p text:style-name="P12">Будем считать, что время в обеих системах время течет одинаково.</text:p>
      <text:p text:style-name="P12">В момент времени <text:span text:style-name="T12">t </text:span>тело в точке А.</text:p>
      <text:p text:style-name="P12"><draw:frame draw:style-name="fr1" draw:name="Объект7" text:anchor-type="as-char" svg:width="3.256cm" svg:height="1.199cm" draw:z-index="15"><draw:object xlink:href="./Object 13" xlink:type="simple" xlink:show="embed" xlink:actuate="onLoad"/><draw:image xlink:href="./ObjectReplacements/Object 13" xlink:type="simple" xlink:show="embed" xlink:actuate="onLoad"/>
    </draw:frame></text:p>
      <text:p text:style-name="P12">За время <text:span text:style-name="T12">t </text:span>начало отсчета системы<draw:frame draw:style-name="fr1" draw:name="Объект15" text:anchor-type="as-char" svg:width="0.69cm" svg:height="0.529cm" draw:z-index="17"><draw:object xlink:href="./Object 15" xlink:type="simple" xlink:show="embed" xlink:actuate="onLoad"/><draw:image xlink:href="./ObjectReplacements/Object 15" xlink:type="simple" xlink:show="embed" xlink:actuate="onLoad"/>
    </draw:frame>переместилось на <draw:frame draw:style-name="fr1" draw:name="Объект16" text:anchor-type="as-char" svg:width="1.75cm" svg:height="0.589cm" draw:z-index="18"><draw:object xlink:href="./Object 16" xlink:type="simple" xlink:show="embed" xlink:actuate="onLoad"/><draw:image xlink:href="./ObjectReplacements/Object 16" xlink:type="simple" xlink:show="embed" xlink:actuate="onLoad"/>
    </draw:frame></text:p>
      <text:p text:style-name="P12"><draw:frame draw:style-name="fr1" draw:name="Объект17" text:anchor-type="as-char" svg:width="2.773cm" svg:height="1.632cm" draw:z-index="27"><draw:object xlink:href="./Object 17" xlink:type="simple" xlink:show="embed" xlink:actuate="onLoad"/><draw:image xlink:href="./ObjectReplacements/Object 17" xlink:type="simple" xlink:show="embed" xlink:actuate="onLoad"/>
    </draw:frame></text:p>
      <text:p text:style-name="P5"><text:span text:style-name="T19">Преобразования Галилея<text:tab/></text:span><draw:frame draw:style-name="fr1" draw:name="Объект21" text:anchor-type="as-char" svg:width="2.379cm" svg:height="2.401cm" draw:z-index="28"><draw:object xlink:href="./Object 21" xlink:type="simple" xlink:show="embed" xlink:actuate="onLoad"/><draw:image xlink:href="./ObjectReplacements/Object 21" xlink:type="simple" xlink:show="embed" xlink:actuate="onLoad"/>
    </draw:frame></text:p>
      <text:p text:style-name="P6">Закон сложения скоростей</text:p>
      <text:p text:style-name="P7">Точка А переместилась на вектор<text:span text:style-name="T12"><draw:frame draw:style-name="fr1" draw:name="Объект26" text:anchor-type="as-char" svg:width="0.737cm" svg:height="0.467cm" draw:z-index="29"><draw:object xlink:href="./Object 28" xlink:type="simple" xlink:show="embed" xlink:actuate="onLoad"/><draw:image xlink:href="./ObjectReplacements/Object 28" xlink:type="simple" xlink:show="embed" xlink:actuate="onLoad"/>
     </draw:frame></text:span>за время<draw:frame draw:style-name="fr1" draw:name="Объект25" text:anchor-type="as-char" svg:width="0.683cm" svg:height="0.467cm" draw:z-index="30"><draw:object xlink:href="./Object 27" xlink:type="simple" xlink:show="embed" xlink:actuate="onLoad"/><draw:image xlink:href="./ObjectReplacements/Object 27" xlink:type="simple" xlink:show="embed" xlink:actuate="onLoad"/>
    </draw:frame><text:span text:style-name="T12">.</text:span></text:p>
      <text:p text:style-name="P5"><draw:frame draw:style-name="fr2" draw:name="Объект22" text:anchor-type="paragraph" svg:x="0.201cm" svg:width="10.82cm" svg:height="5.951cm" draw:z-index="7"><draw:object xlink:href="./Object 22" xlink:type="simple" xlink:show="embed" xlink:actuate="onLoad"/><draw:image xlink:href="./ObjectReplacements/Object 22" xlink:type="simple" xlink:show="embed" xlink:actuate="onLoad"/>
    </draw:frame><text:span text:style-name="T20">Абсолютная скорость</text:span> — скорость тела в неподвижной системе координат.</text:p>
      <text:p text:style-name="P5"><text:span text:style-name="T20">Относительная скорость</text:span> — скорость тела в подвижной системе координат.</text:p>
      <text:p text:style-name="P5"><text:span text:style-name="T20">Переносная скорость</text:span> — скорость подвижной системы координат относительно неподвижной системы координат.</text:p>
      <text:p text:style-name="P5"/>
      <text:p text:style-name="P6">Абсолютная скорость равна векторной сумме относительной и переносной скоростей.</text:p>
      <text:p text:style-name="P5"><draw:frame draw:style-name="fr1" draw:name="Объект23" text:anchor-type="as-char" svg:width="3.101cm" svg:height="0.575cm" draw:z-index="22"><draw:object xlink:href="./Object 23" xlink:type="simple" xlink:show="embed" xlink:actuate="onLoad"/><draw:image xlink:href="./ObjectReplacements/Object 23" xlink:type="simple" xlink:show="embed" xlink:actuate="onLoad"/>
    </draw:frame></text:p>
      <text:p text:style-name="P5">Пример:</text:p>
      <text:p text:style-name="P5">Рассмотрим лодку, которая движется против течения реки. <draw:frame draw:style-name="fr1" draw:name="Объект27" text:anchor-type="as-char" svg:width="6.391cm" svg:height="0.829cm" draw:z-index="31"><draw:object xlink:href="./Object 29" xlink:type="simple" xlink:show="embed" xlink:actuate="onLoad"/><draw:image xlink:href="./ObjectReplacements/Object 29" xlink:type="simple" xlink:show="embed" xlink:actuate="onLoad"/>
     <svg:desc>формула</svg:desc>
    </draw:frame></text:p>
      <text:p text:style-name="P5">Тогда по реке лодка передвигается со скоростью <draw:frame draw:style-name="fr1" draw:name="Объект28" text:anchor-type="as-char" svg:width="7.638cm" svg:height="0.6cm" draw:z-index="32"><draw:object xlink:href="./Object 30" xlink:type="simple" xlink:show="embed" xlink:actuate="onLoad"/><draw:image xlink:href="./ObjectReplacements/Object 30" xlink:type="simple" xlink:show="embed" xlink:actuate="onLoad"/>
     <svg:desc>формула</svg:desc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4" svg:font-family="Arial" style:font-family-generic="swiss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Symmetric_20_Arrow" draw:display-name="Symmetric Arrow" svg:viewBox="0 0 1131 902" svg:d="m564 0-564 902h1131z"/>
    <draw:marker draw:name="Стили_20_стрелок_20_1" draw:display-name="Стили стрелок 1" svg:viewBox="0 0 1131 902" svg:d="m564 0-564 902h1131z"/>
    <draw:marker draw:name="Стили_20_стрелок_20_4" draw:display-name="Стили стрелок 4" svg:viewBox="0 0 1321 3493" svg:d="m1321 3493h-1321l702-3493z"/>
    <draw:stroke-dash draw:name="Fine_20_Dashed_20__28_var_29_" draw:display-name="Fine Dashed (var)" draw:style="rect" draw:dots1="1" draw:dots1-length="112%" draw:distance="283%"/>
    <draw:stroke-dash draw:name="Line_20_with_20_Fine_20_Dots" draw:display-name="Line with Fine Dots" draw:style="rect" draw:dots1="1" draw:dots1-length="1.138cm" draw:dots2="10" draw:distance="0.08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13cm" fo:margin-left="0.847cm" fo:margin-right="0.78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2-26T16:23:35.74</meta:creation-date>
    <meta:editing-duration>PT10H53M20S</meta:editing-duration>
    <meta:editing-cycles>12</meta:editing-cycles>
    <meta:generator>OpenOffice.org/3.3$Win32 OpenOffice.org_project/330m20$Build-9567</meta:generator>
    <dc:date>2017-03-04T13:38:31.16</dc:date>
    <meta:print-date>2017-02-26T19:34:18.45</meta:print-date>
    <meta:document-statistic meta:table-count="0" meta:image-count="0" meta:object-count="29" meta:page-count="2" meta:paragraph-count="64" meta:word-count="484" meta:character-count="3699"/>
  </office:meta>
</office:document-meta>
</file>

<file path=Object 1/content.xml><?xml version="1.0" encoding="utf-8"?>
<math xmlns="http://www.w3.org/1998/Math/MathML">
  <semantics>
    <mrow>
      <mfenced open="∣" close="∣">
        <mi>r</mi>
      </mfenced>
      <mo stretchy="false">=</mo>
      <msqrt>
        <mrow>
          <mrow>
            <msup>
              <mi>x</mi>
              <mn>2</mn>
            </msup>
            <mo stretchy="false">+</mo>
            <msup>
              <mi>y</mi>
              <mn>2</mn>
            </msup>
          </mrow>
          <mo stretchy="false">+</mo>
          <msup>
            <mi>z</mi>
            <mn>2</mn>
          </msup>
        </mrow>
      </msqrt>
    </mrow>
    <annotation encoding="StarMath 5.0"> abs{r}=sqrt{x^2+y^2+z^2}</annotation>
  </semantics>
</math>
</file>

<file path=Object 10/content.xml><?xml version="1.0" encoding="utf-8"?>
<math xmlns="http://www.w3.org/1998/Math/MathML">
  <semantics>
    <mi>t</mi>
    <annotation encoding="StarMath 5.0">t</annotation>
  </semantics>
</math>
</file>

<file path=Object 11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12/content.xml><?xml version="1.0" encoding="utf-8"?>
<math xmlns="http://www.w3.org/1998/Math/MathML">
  <semantics>
    <mi>t</mi>
    <annotation encoding="StarMath 5.0">t</annotation>
  </semantics>
</math>
</file>

<file path=Object 13/content.xml><?xml version="1.0" encoding="utf-8"?>
<math xmlns="http://www.w3.org/1998/Math/MathML">
  <semantics>
    <mtable>
      <mtr>
        <mtd>
          <mrow>
            <mrow>
              <mover accent="true">
                <mi>r</mi>
                <mo stretchy="false">⃗</mo>
              </mover>
              <mo stretchy="false">=</mo>
              <mover accent="true">
                <mi mathvariant="italic">OA</mi>
                <mo stretchy="false">⃗</mo>
              </mover>
            </mrow>
            <mi>,</mi>
            <mi/>
            <mrow>
              <mover accent="true">
                <msub>
                  <mi>r</mi>
                  <mn>1</mn>
                </msub>
                <mo stretchy="false">⃗</mo>
              </mover>
              <mo stretchy="false">=</mo>
              <mover accent="true">
                <mrow>
                  <msub>
                    <mi>O</mi>
                    <mn>1</mn>
                  </msub>
                  <mi>A</mi>
                </mrow>
                <mo stretchy="false">⃗</mo>
              </mover>
            </mrow>
          </mrow>
        </mtd>
      </mtr>
      <mtr>
        <mtd>
          <mrow>
            <mover accent="true">
              <mi>r</mi>
              <mo stretchy="false">⃗</mo>
            </mover>
            <mo stretchy="false">=</mo>
            <mrow>
              <mover accent="true">
                <msub>
                  <mi mathvariant="italic">OO</mi>
                  <mn>1</mn>
                </msub>
                <mo stretchy="false">⃗</mo>
              </mover>
              <mo stretchy="false">+</mo>
              <mover accent="true">
                <msub>
                  <mi>r</mi>
                  <mn>1</mn>
                </msub>
                <mo stretchy="false">⃗</mo>
              </mover>
            </mrow>
          </mrow>
        </mtd>
      </mtr>
    </mtable>
    <annotation encoding="StarMath 5.0">vec r= widevec {OA},~ vec {r_1} =widevec {O_1 A} newline
vec r = widevec {OO_1}+ vec r _1</annotation>
  </semantics>
</math>
</file>

<file path=Object 14/content.xml><?xml version="1.0" encoding="utf-8"?>
<math xmlns="http://www.w3.org/1998/Math/MathML">
  <semantics>
    <mtable>
      <mtr>
        <mtd>
          <mstyle mathsize="11pt">
            <mrow>
              <mrow>
                <mrow>
                  <mi>K</mi>
                  <mo stretchy="false">−</mo>
                  <mi mathvariant="italic">неподвижная</mi>
                </mrow>
                <mi mathvariant="italic">система</mi>
                <mi mathvariant="italic">отсчета</mi>
              </mrow>
            </mrow>
          </mstyle>
        </mtd>
      </mtr>
      <mtr>
        <mtd>
          <mstyle mathsize="11pt">
            <mrow>
              <mtable>
                <mtr>
                  <mtd>
                    <mrow>
                      <mrow>
                        <msub>
                          <mi>K</mi>
                          <mn>1</mn>
                        </msub>
                        <mo stretchy="false">−</mo>
                        <mi mathvariant="italic">подвижная</mi>
                      </mrow>
                      <mi mathvariant="italic">система</mi>
                      <mi mathvariant="italic">отсчета</mi>
                    </mrow>
                  </mtd>
                </mtr>
                <mtr>
                  <mtd>
                    <mrow>
                      <mrow>
                        <mover accent="true">
                          <mi>u</mi>
                          <mo stretchy="false">⃗</mo>
                        </mover>
                        <mo stretchy="false">−</mo>
                        <mi mathvariant="italic">скорость</mi>
                      </mrow>
                      <msub>
                        <mi>K</mi>
                        <mn>1</mn>
                      </msub>
                      <mi mathvariant="italic">относительно</mi>
                      <mi>K</mi>
                    </mrow>
                  </mtd>
                </mtr>
              </mtable>
            </mrow>
          </mstyle>
        </mtd>
      </mtr>
    </mtable>
    <annotation encoding="StarMath 5.0">size 11{K- неподвижная система отсчета}newline size 11{binom{K_1 - подвижная система отсчета} {vec u -  скорость K_1 относительно K}}</annotation>
  </semantics>
</math>
</file>

<file path=Object 15/content.xml><?xml version="1.0" encoding="utf-8"?>
<math xmlns="http://www.w3.org/1998/Math/MathML">
  <semantics>
    <msub>
      <mi>K</mi>
      <mn>1</mn>
    </msub>
    <annotation encoding="StarMath 5.0">K_1</annotation>
  </semantics>
</math>
</file>

<file path=Object 16/content.xml><?xml version="1.0" encoding="utf-8"?>
<math xmlns="http://www.w3.org/1998/Math/MathML">
  <semantics>
    <mrow>
      <mrow>
        <mover accent="true">
          <msub>
            <mi mathvariant="italic">ОО</mi>
            <mn>1</mn>
          </msub>
          <mo stretchy="false">⃗</mo>
        </mover>
        <mo stretchy="false">=</mo>
        <mover accent="true">
          <mi>u</mi>
          <mo stretchy="false">⃗</mo>
        </mover>
      </mrow>
      <mi>t</mi>
    </mrow>
    <annotation encoding="StarMath 5.0">widevec {ОО_1} = vec u t </annotation>
  </semantics>
</math>
</file>

<file path=Object 17/content.xml><?xml version="1.0" encoding="utf-8"?>
<math xmlns="http://www.w3.org/1998/Math/MathML">
  <semantics>
    <mtable>
      <mtr>
        <mtd>
          <mrow>
            <mrow>
              <mover accent="true">
                <mi>r</mi>
                <mo stretchy="false">⃗</mo>
              </mover>
              <mo stretchy="false">=</mo>
              <mrow>
                <mover accent="true">
                  <msub>
                    <mi>r</mi>
                    <mn>1</mn>
                  </msub>
                  <mo stretchy="false">⃗</mo>
                </mover>
                <mo stretchy="false">+</mo>
                <mover accent="true">
                  <mi>u</mi>
                  <mo stretchy="false">⃗</mo>
                </mover>
              </mrow>
            </mrow>
            <mi>t</mi>
          </mrow>
        </mtd>
      </mtr>
      <mtr>
        <mtd>
          <mrow>
            <mi mathvariant="italic">Ox</mi>
            <mi mathvariant="normal">:</mi>
            <mrow>
              <mi>x</mi>
              <mo stretchy="false">=</mo>
              <mrow>
                <msub>
                  <mi>x</mi>
                  <mn>1</mn>
                </msub>
                <mo stretchy="false">+</mo>
                <msub>
                  <mi>u</mi>
                  <mi>x</mi>
                </msub>
              </mrow>
            </mrow>
            <mi>t</mi>
          </mrow>
        </mtd>
      </mtr>
      <mtr>
        <mtd>
          <mrow>
            <msub>
              <mi>u</mi>
              <mi>x</mi>
            </msub>
            <mo stretchy="false">=</mo>
            <mi>u</mi>
          </mrow>
        </mtd>
      </mtr>
    </mtable>
    <annotation encoding="StarMath 5.0">alignl  vec r = vec r_1 + vec u t newline
alignl  Ox: x= x_1 + u_x t newline
alignl u_x = u </annotation>
  </semantics>
</math>
</file>

<file path=Object 18/content.xml><?xml version="1.0" encoding="utf-8"?>
<math xmlns="http://www.w3.org/1998/Math/MathML">
  <semantics>
    <mrow>
      <mi>X</mi>
      <mi>,</mi>
      <msub>
        <mi>X</mi>
        <mn>1</mn>
      </msub>
    </mrow>
    <annotation encoding="StarMath 5.0">X , X_1</annotation>
  </semantics>
</math>
</file>

<file path=Object 19/content.xml><?xml version="1.0" encoding="utf-8"?>
<math xmlns="http://www.w3.org/1998/Math/MathML">
  <semantics>
    <mrow>
      <mi>Y</mi>
      <mi>,</mi>
      <msub>
        <mi>Y</mi>
        <mn>1</mn>
      </msub>
    </mrow>
    <annotation encoding="StarMath 5.0">Y , Y_1</annotation>
  </semantics>
</math>
</file>

<file path=Object 2/content.xml><?xml version="1.0" encoding="utf-8"?>
<math xmlns="http://www.w3.org/1998/Math/MathML">
  <semantics>
    <mrow>
      <mrow>
        <mo stretchy="false">[</mo>
        <mi>S</mi>
        <mo stretchy="false">]</mo>
      </mrow>
      <mo stretchy="false">=</mo>
      <mi>м</mi>
    </mrow>
    <annotation encoding="StarMath 5.0">[S]=м
</annotation>
  </semantics>
</math>
</file>

<file path=Object 20/content.xml><?xml version="1.0" encoding="utf-8"?>
<math xmlns="http://www.w3.org/1998/Math/MathML">
  <semantics>
    <mrow>
      <mi>Z</mi>
      <mi>,</mi>
      <msub>
        <mi>Z</mi>
        <mn>1</mn>
      </msub>
    </mrow>
    <annotation encoding="StarMath 5.0">Z, Z_1</annotation>
  </semantics>
</math>
</file>

<file path=Object 21/content.xml><?xml version="1.0" encoding="utf-8"?>
<math xmlns="http://www.w3.org/1998/Math/MathML">
  <semantics>
    <mfenced open="{" close="}">
      <mtable>
        <mtr>
          <mtd>
            <mrow>
              <mrow>
                <mi>x</mi>
                <mo stretchy="false">=</mo>
                <mrow>
                  <msub>
                    <mi>x</mi>
                    <mn>1</mn>
                  </msub>
                  <mo stretchy="false">+</mo>
                  <mi>u</mi>
                </mrow>
              </mrow>
              <mi>t</mi>
            </mrow>
          </mtd>
        </mtr>
        <mtr>
          <mtd>
            <mrow>
              <mi>y</mi>
              <mo stretchy="false">=</mo>
              <msub>
                <mi>y</mi>
                <mn>1</mn>
              </msub>
            </mrow>
          </mtd>
        </mtr>
        <mtr>
          <mtd>
            <mrow>
              <mi>z</mi>
              <mo stretchy="false">=</mo>
              <msub>
                <mi>z</mi>
                <mn>1</mn>
              </msub>
            </mrow>
          </mtd>
        </mtr>
        <mtr>
          <mtd>
            <mrow>
              <mi>t</mi>
              <mo stretchy="false">=</mo>
              <msub>
                <mi>t</mi>
                <mn>1</mn>
              </msub>
            </mrow>
          </mtd>
        </mtr>
      </mtable>
    </mfenced>
    <annotation encoding="StarMath 5.0">left lbrace alignl { stack{{x=x_1 +u t}#{y=y_1 }#{z=z_1 }#{t=t_1 } } }  right rbrace </annotation>
  </semantics>
</math>
</file>

<file path=Object 22/content.xml><?xml version="1.0" encoding="utf-8"?>
<math xmlns="http://www.w3.org/1998/Math/MathML">
  <semantics>
    <mtable>
      <mtr>
        <mtd>
          <mrow>
            <mfenced open="{" close="}">
              <mtable>
                <mtr>
                  <mtd>
                    <mrow>
                      <mrow>
                        <mover accent="true">
                          <mi>r</mi>
                          <mo stretchy="false">⃗</mo>
                        </mover>
                        <mo stretchy="false">+</mo>
                        <mo stretchy="false">Δ</mo>
                      </mrow>
                      <mrow>
                        <mover accent="true">
                          <mi>r</mi>
                          <mo stretchy="false">⃗</mo>
                        </mover>
                        <mo stretchy="false">=</mo>
                        <mrow>
                          <mover accent="true">
                            <msub>
                              <mi>r</mi>
                              <mn>1</mn>
                            </msub>
                            <mo stretchy="false">⃗</mo>
                          </mover>
                          <mo stretchy="false">+</mo>
                          <mo stretchy="false">Δ</mo>
                        </mrow>
                      </mrow>
                      <mrow>
                        <mover accent="true">
                          <msub>
                            <mi>r</mi>
                            <mn>1</mn>
                          </msub>
                          <mo stretchy="false">⃗</mo>
                        </mover>
                        <mo stretchy="false">+</mo>
                        <mover accent="true">
                          <mi>u</mi>
                          <mo stretchy="false">⃗</mo>
                        </mover>
                      </mrow>
                      <mrow>
                        <mo stretchy="false">(</mo>
                        <mrow>
                          <mrow>
                            <mi>t</mi>
                            <mo stretchy="false">+</mo>
                            <mo stretchy="false">Δ</mo>
                          </mrow>
                          <mi>t</mi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row>
                        <mover accent="true">
                          <mi>r</mi>
                          <mo stretchy="false">⃗</mo>
                        </mover>
                        <mo stretchy="false">=</mo>
                        <mo stretchy="false">Δ</mo>
                      </mrow>
                      <mrow>
                        <mover accent="true">
                          <msub>
                            <mi>r</mi>
                            <mn>1</mn>
                          </msub>
                          <mo stretchy="false">⃗</mo>
                        </mover>
                        <mo stretchy="false">+</mo>
                        <mover accent="true">
                          <mi>u</mi>
                          <mo stretchy="false">⃗</mo>
                        </mover>
                      </mrow>
                      <mi>t</mi>
                    </mrow>
                  </mtd>
                </mtr>
              </mtable>
            </mfenced>
            <mo stretchy="false">⇒</mo>
            <mo stretchy="false">Δ</mo>
            <mrow>
              <mover accent="true">
                <mi>r</mi>
                <mo stretchy="false">⃗</mo>
              </mover>
              <mo stretchy="false">=</mo>
              <mo stretchy="false">Δ</mo>
            </mrow>
            <mrow>
              <mover accent="true">
                <msub>
                  <mi>r</mi>
                  <mn>1</mn>
                </msub>
                <mo stretchy="false">⃗</mo>
              </mover>
              <mo stretchy="false">+</mo>
              <mover accent="true">
                <mi>u</mi>
                <mo stretchy="false">⃗</mo>
              </mover>
            </mrow>
            <mo stretchy="false">Δ</mo>
            <mi>t</mi>
          </mrow>
        </mtd>
      </mtr>
      <mtr>
        <mtd>
          <mrow>
            <mo stretchy="false">Δ</mo>
            <mi>t</mi>
            <mo stretchy="false">→</mo>
            <mn>0</mn>
          </mrow>
        </mtd>
      </mtr>
      <mtr>
        <mtd>
          <mrow>
            <mrow>
              <munder>
                <mi>lim</mi>
                <mrow>
                  <mo stretchy="false">Δ</mo>
                  <mi>t</mi>
                  <mo stretchy="false">→</mo>
                  <mn>0</mn>
                </mrow>
              </munder>
              <mfrac>
                <mrow>
                  <mo stretchy="false">Δ</mo>
                  <mover accent="true">
                    <mi>r</mi>
                    <mo stretchy="false">⃗</mo>
                  </mover>
                </mrow>
                <mrow>
                  <mo stretchy="false">Δ</mo>
                  <mi>t</mi>
                </mrow>
              </mfrac>
            </mrow>
            <mo stretchy="false">=</mo>
            <mrow>
              <mrow>
                <munder>
                  <mi>lim</mi>
                  <mrow>
                    <mo stretchy="false">Δ</mo>
                    <mi>t</mi>
                    <mo stretchy="false">→</mo>
                    <mn>0</mn>
                  </mrow>
                </munder>
                <mfrac>
                  <mrow>
                    <mo stretchy="false">Δ</mo>
                    <mover accent="true">
                      <msub>
                        <mi>r</mi>
                        <mn>1</mn>
                      </msub>
                      <mo stretchy="false">⃗</mo>
                    </mover>
                  </mrow>
                  <mrow>
                    <mo stretchy="false">Δ</mo>
                    <mi>t</mi>
                  </mrow>
                </mfrac>
              </mrow>
              <mo stretchy="false">+</mo>
              <mover accent="true">
                <mi>u</mi>
                <mo stretchy="false">⃗</mo>
              </mover>
            </mrow>
          </mrow>
        </mtd>
      </mtr>
      <mtr>
        <mtd>
          <mrow>
            <mrow>
              <munder>
                <mi>lim</mi>
                <mrow>
                  <mo stretchy="false">Δ</mo>
                  <mi>t</mi>
                  <mo stretchy="false">→</mo>
                  <mn>0</mn>
                </mrow>
              </munder>
              <mfrac>
                <mrow>
                  <mo stretchy="false">Δ</mo>
                  <mover accent="true">
                    <mi>r</mi>
                    <mo stretchy="false">⃗</mo>
                  </mover>
                </mrow>
                <mrow>
                  <mo stretchy="false">Δ</mo>
                  <mi>t</mi>
                </mrow>
              </mfrac>
            </mrow>
            <mo stretchy="false">=</mo>
            <mrow>
              <mover accent="true">
                <mi>v</mi>
                <mo stretchy="false">⃗</mo>
              </mover>
              <mo stretchy="false">−</mo>
              <mstyle mathsize="10pt">
                <mrow>
                  <mrow>
                    <mi mathvariant="italic">мгновенная</mi>
                    <mi/>
                    <mi mathvariant="italic">скорость</mi>
                    <mi/>
                    <mi mathvariant="italic">точки</mi>
                    <mi/>
                    <mi>в</mi>
                    <mi/>
                    <mi mathvariant="italic">системе</mi>
                    <mi/>
                    <mi mathvariant="italic">отсчета</mi>
                    <mi/>
                    <mi>К</mi>
                  </mrow>
                </mrow>
              </mstyle>
            </mrow>
          </mrow>
        </mtd>
      </mtr>
      <mtr>
        <mtd>
          <mrow>
            <mrow>
              <munder>
                <mi>lim</mi>
                <mrow>
                  <mo stretchy="false">Δ</mo>
                  <mi>t</mi>
                  <mo stretchy="false">→</mo>
                  <mn>0</mn>
                </mrow>
              </munder>
              <mfrac>
                <mrow>
                  <mo stretchy="false">Δ</mo>
                  <mover accent="true">
                    <msub>
                      <mi>r</mi>
                      <mn>1</mn>
                    </msub>
                    <mo stretchy="false">⃗</mo>
                  </mover>
                </mrow>
                <mrow>
                  <mo stretchy="false">Δ</mo>
                  <mi>t</mi>
                </mrow>
              </mfrac>
            </mrow>
            <mo stretchy="false">=</mo>
            <mrow>
              <mover accent="true">
                <msub>
                  <mi>v</mi>
                  <mn>1</mn>
                </msub>
                <mo stretchy="false">⃗</mo>
              </mover>
              <mo stretchy="false">−</mo>
              <mstyle mathsize="10pt">
                <mrow>
                  <mrow>
                    <mi mathvariant="italic">мгновенная</mi>
                    <mi/>
                    <mi mathvariant="italic">скорость</mi>
                    <mi/>
                    <mi mathvariant="italic">точки</mi>
                    <mi/>
                    <mi>в</mi>
                    <mi/>
                    <mi mathvariant="italic">системе</mi>
                    <mi/>
                    <mi mathvariant="italic">отсчета</mi>
                    <mi/>
                    <msub>
                      <mi>К</mi>
                      <mn>1</mn>
                    </msub>
                  </mrow>
                </mrow>
              </mstyle>
            </mrow>
          </mrow>
        </mtd>
      </mtr>
      <mtr>
        <mtd/>
      </mtr>
      <mtr>
        <mtd>
          <mstyle mathsize="13pt">
            <mrow>
              <mrow>
                <mover accent="true">
                  <mi>v</mi>
                  <mo stretchy="false">⃗</mo>
                </mover>
                <mo stretchy="false">=</mo>
                <mrow>
                  <mover accent="true">
                    <msub>
                      <mi>v</mi>
                      <mn>1</mn>
                    </msub>
                    <mo stretchy="false">⃗</mo>
                  </mover>
                  <mo stretchy="false">+</mo>
                  <mover accent="true">
                    <mi>u</mi>
                    <mo stretchy="false">⃗</mo>
                  </mover>
                </mrow>
              </mrow>
            </mrow>
          </mstyle>
        </mtd>
      </mtr>
    </mtable>
    <annotation encoding="StarMath 5.0">alignl left lbrace   binom{vec r + %DELTA vec r =  vec r_1 + %DELTA vec r_1 +vec u (t+%DELTA t)}{vec r = %DELTA vec r_1 + vec u t}right rbrace  drarrow %DELTA vec r = %DELTA vec r_1 + vec u %DELTA t newline
 alignl  %DELTA t rightarrow 0 newline
 alignl lim   csub{%DELTA t rightarrow 0 }  {{%DELTA vec r} over {%DELTA t}} =  lim   csub{%DELTA t rightarrow 0 }  {{%DELTA vec r_1} over {%DELTA t}}+vec u newline
alignl   lim   csub{%DELTA t rightarrow 0 }  {{%DELTA vec r} over {%DELTA t}} = vec v - size 10 {мгновенная` скорость` точки` в` системе `отсчета` К}
newline
alignl   lim   csub{%DELTA t rightarrow 0 }  {{%DELTA vec r_1} over {%DELTA t}} = vec v_1 - size 10 {мгновенная` скорость` точки` в` системе `отсчета` К_1}
newline newline
size 13 {{ vec v = vec v_1 +vec u}}
</annotation>
  </semantics>
</math>
</file>

<file path=Object 23/content.xml><?xml version="1.0" encoding="utf-8"?>
<math xmlns="http://www.w3.org/1998/Math/MathML">
  <semantics>
    <mstyle mathsize="13pt">
      <mrow>
        <mstyle mathvariant="bold">
          <mrow>
            <mrow>
              <msub>
                <mover accent="true">
                  <mi>v</mi>
                  <mo stretchy="false">⃗</mo>
                </mover>
                <mi mathvariant="italic">абс</mi>
              </msub>
              <mo stretchy="false">=</mo>
              <mrow>
                <msub>
                  <mover accent="true">
                    <mi>v</mi>
                    <mo stretchy="false">⃗</mo>
                  </mover>
                  <mi mathvariant="italic">отн</mi>
                </msub>
                <mo stretchy="false">+</mo>
                <msub>
                  <mover accent="true">
                    <mi>u</mi>
                    <mo stretchy="false">⃗</mo>
                  </mover>
                  <mi mathvariant="italic">пер</mi>
                </msub>
              </mrow>
            </mrow>
          </mrow>
        </mstyle>
      </mrow>
    </mstyle>
    <annotation encoding="StarMath 5.0">size 13 {bold { {vec v}_абс = {vec v}_отн +{vec u} _пер}}</annotation>
  </semantics>
</math>
</file>

<file path=Object 25/content.xml><?xml version="1.0" encoding="utf-8"?>
<math xmlns="http://www.w3.org/1998/Math/MathML">
  <semantics>
    <mrow>
      <mover accent="true">
        <mi>a</mi>
        <mo stretchy="false">⃗</mo>
      </mover>
      <mo stretchy="false">=</mo>
      <mrow>
        <mover accent="true">
          <msub>
            <mi>a</mi>
            <mo stretchy="false">τ</mo>
          </msub>
          <mo stretchy="false">⃗</mo>
        </mover>
        <mo stretchy="false">+</mo>
        <mover accent="true">
          <msub>
            <mi>a</mi>
            <mi>n</mi>
          </msub>
          <mo stretchy="false">⃗</mo>
        </mover>
      </mrow>
    </mrow>
    <annotation encoding="StarMath 5.0">vec a= vec a_%itau+vec a_n</annotation>
  </semantics>
</math>
</file>

<file path=Object 26/content.xml><?xml version="1.0" encoding="utf-8"?>
<math xmlns="http://www.w3.org/1998/Math/MathML">
  <semantics>
    <mrow>
      <mi mathvariant="italic">tg</mi>
      <mrow>
        <mo stretchy="false">α</mo>
        <mo stretchy="false">=</mo>
        <mfrac>
          <msub>
            <mi>a</mi>
            <mo stretchy="false">τ</mo>
          </msub>
          <msub>
            <mi>a</mi>
            <mi>n</mi>
          </msub>
        </mfrac>
      </mrow>
    </mrow>
    <annotation encoding="StarMath 5.0">tg %ialpha = a_%itau over a_n</annotation>
  </semantics>
</math>
</file>

<file path=Object 27/content.xml><?xml version="1.0" encoding="utf-8"?>
<math xmlns="http://www.w3.org/1998/Math/MathML">
  <semantics>
    <mrow>
      <mo stretchy="false">Δ</mo>
      <mi>t</mi>
    </mrow>
    <annotation encoding="StarMath 5.0"> %DELTA t</annotation>
  </semantics>
</math>
</file>

<file path=Object 28/content.xml><?xml version="1.0" encoding="utf-8"?>
<math xmlns="http://www.w3.org/1998/Math/MathML">
  <semantics>
    <mrow>
      <mo stretchy="false">Δ</mo>
      <mi>r</mi>
    </mrow>
    <annotation encoding="StarMath 5.0"> %DELTA r </annotation>
  </semantics>
</math>
</file>

<file path=Object 29/content.xml><?xml version="1.0" encoding="utf-8"?>
<math xmlns="http://www.w3.org/1998/Math/MathML">
  <semantics>
    <mrow>
      <mrow>
        <msub>
          <mi>v</mi>
          <mi mathvariant="italic">pеки</mi>
        </msub>
        <mo stretchy="false">=</mo>
        <mn>2</mn>
      </mrow>
      <mstyle mathsize="10pt">
        <mrow>
          <mfrac>
            <mi mathvariant="italic">км</mi>
            <mi>ч</mi>
          </mfrac>
        </mrow>
      </mstyle>
      <mi/>
      <mrow>
        <msub>
          <mi>v</mi>
          <mrow>
            <mi mathvariant="italic">лодки</mi>
            <mi/>
            <mi>в</mi>
            <mi/>
            <mi mathvariant="italic">стоячей</mi>
            <mi/>
            <mi mathvariant="italic">воде</mi>
          </mrow>
        </msub>
        <mo stretchy="false">=</mo>
        <mn>10</mn>
      </mrow>
      <mstyle mathsize="10pt">
        <mrow>
          <mfrac>
            <mi mathvariant="italic">км</mi>
            <mi>ч</mi>
          </mfrac>
        </mrow>
      </mstyle>
    </mrow>
    <annotation encoding="StarMath 5.0">v_pеки = 2 size 10{км over ч} ~~v_{лодки` в `стоячей `воде} = 10 size 10{км over ч}</annotation>
  </semantics>
</math>
</file>

<file path=Object 3/content.xml><?xml version="1.0" encoding="utf-8"?>
<math xmlns="http://www.w3.org/1998/Math/MathML">
  <semantics>
    <mover accent="true">
      <mi>r</mi>
      <mo stretchy="false">⃗</mo>
    </mover>
    <annotation encoding="StarMath 5.0">widevec {r} </annotation>
  </semantics>
</math>
</file>

<file path=Object 30/content.xml><?xml version="1.0" encoding="utf-8"?>
<math xmlns="http://www.w3.org/1998/Math/MathML">
  <semantics>
    <mrow>
      <mrow>
        <msub>
          <mover accent="true">
            <mi>v</mi>
            <mo stretchy="false">⃗</mo>
          </mover>
          <mi mathvariant="italic">отн</mi>
        </msub>
        <mo stretchy="false">=</mo>
        <mrow>
          <msub>
            <mover accent="true">
              <mi>v</mi>
              <mo stretchy="false">⃗</mo>
            </mover>
            <mi mathvariant="italic">абс</mi>
          </msub>
          <mo stretchy="false">−</mo>
          <msub>
            <mover accent="true">
              <mi>u</mi>
              <mo stretchy="false">⃗</mo>
            </mover>
            <mi mathvariant="italic">пер</mi>
          </msub>
        </mrow>
      </mrow>
      <mi/>
      <mo stretchy="false">⇒</mo>
      <mi/>
      <mrow>
        <msub>
          <mi>v</mi>
          <mi mathvariant="italic">отн</mi>
        </msub>
        <mo stretchy="false">=</mo>
        <mrow>
          <mo stretchy="false">(</mo>
          <mrow>
            <mn>10</mn>
            <mo stretchy="false">−</mo>
            <mn>2</mn>
          </mrow>
          <mo stretchy="false">)</mo>
        </mrow>
      </mrow>
      <mrow>
        <mstyle mathsize="7pt">
          <mrow>
            <mfrac>
              <mi mathvariant="italic">км</mi>
              <mi>ч</mi>
            </mfrac>
          </mrow>
        </mstyle>
        <mo stretchy="false">=</mo>
        <mn>8</mn>
      </mrow>
      <mstyle mathsize="7pt">
        <mrow>
          <mfrac>
            <mi mathvariant="italic">км</mi>
            <mi>ч</mi>
          </mfrac>
        </mrow>
      </mstyle>
    </mrow>
    <annotation encoding="StarMath 5.0"> { {vec v}_отн = {vec v}_абс -{vec u} _пер}~~drarrow ~~{ v}_отн = (10 - 2) size 7{км  over  ч}=8 size 7{км  over  ч}</annotation>
  </semantics>
</math>
</file>

<file path=Object 4/content.xml><?xml version="1.0" encoding="utf-8"?>
<math xmlns="http://www.w3.org/1998/Math/MathML">
  <semantics>
    <mrow>
      <mo stretchy="false">Δ</mo>
      <mover accent="true">
        <mi>r</mi>
        <mo stretchy="false">⃗</mo>
      </mover>
    </mrow>
    <annotation encoding="StarMath 5.0">%DELTA widevec { r} </annotation>
  </semantics>
</math>
</file>

<file path=Object 5/content.xml><?xml version="1.0" encoding="utf-8"?>
<math xmlns="http://www.w3.org/1998/Math/MathML">
  <semantics>
    <mrow>
      <mo stretchy="false">Δ</mo>
      <mrow>
        <mover accent="true">
          <mi>r</mi>
          <mo stretchy="false">⃗</mo>
        </mover>
        <mo stretchy="false">=</mo>
        <mrow>
          <mover accent="true">
            <mi>r</mi>
            <mo stretchy="false">⃗</mo>
          </mover>
          <mo stretchy="false">−</mo>
          <mover accent="true">
            <msub>
              <mi>r</mi>
              <mn>0</mn>
            </msub>
            <mo stretchy="false">⃗</mo>
          </mover>
        </mrow>
      </mrow>
    </mrow>
    <annotation encoding="StarMath 5.0">%DELTA widevec { r} = widevec { r}-widevec { r_0}</annotation>
  </semantics>
</math>
</file>

<file path=Object 6/content.xml><?xml version="1.0" encoding="utf-8"?>
<math xmlns="http://www.w3.org/1998/Math/MathML">
  <semantics>
    <mrow>
      <mrow>
        <msub>
          <mi>a</mi>
          <mi>x</mi>
        </msub>
        <mo stretchy="false">=</mo>
        <mrow>
          <mfenced open="∣" close="∣">
            <mover accent="true">
              <mi>a</mi>
              <mo stretchy="false">⃗</mo>
            </mover>
          </mfenced>
          <mo stretchy="false">⋅</mo>
          <mi>cos</mi>
        </mrow>
      </mrow>
      <mrow>
        <mo stretchy="false">(</mo>
        <mo stretchy="false">α</mo>
        <mo stretchy="false">)</mo>
      </mrow>
      <mi/>
      <mrow>
        <mo stretchy="false">α</mo>
        <mo stretchy="false">=</mo>
        <mrow>
          <mo stretchy="false">(</mo>
          <mover accent="true">
            <mrow>
              <mi mathvariant="italic">Ox</mi>
              <mi>;</mi>
              <mover accent="true">
                <mi>a</mi>
                <mo stretchy="false">⃗</mo>
              </mover>
            </mrow>
            <mo stretchy="false">̂</mo>
          </mover>
          <mo stretchy="false">)</mo>
        </mrow>
      </mrow>
    </mrow>
    <annotation encoding="StarMath 5.0">a_x = abs{vec a}cdot cos(  %ialpha)~~~%ialpha = (widehat {Ox;vec a})</annotation>
  </semantics>
</math>
</file>

<file path=Object 7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=</mo>
          <mrow>
            <munder>
              <mi>lim</mi>
              <mrow>
                <mo stretchy="false">Δ</mo>
                <mi>t</mi>
                <mo stretchy="false">→</mo>
                <mn>0</mn>
              </mrow>
            </munder>
            <mfrac>
              <mrow>
                <mo stretchy="false">Δ</mo>
                <mover accent="true">
                  <mi>r</mi>
                  <mo stretchy="false">⃗</mo>
                </mover>
              </mrow>
              <mrow>
                <mo stretchy="false">Δ</mo>
                <mi>t</mi>
              </mrow>
            </mfrac>
          </mrow>
        </mrow>
        <mo stretchy="false">=</mo>
        <msup>
          <mi>r</mi>
          <mrow>
            <mi/>
            <mi>,</mi>
          </mrow>
        </msup>
      </mrow>
      <mrow>
        <mo stretchy="false">(</mo>
        <mi>t</mi>
        <mo stretchy="false">)</mo>
      </mrow>
    </mrow>
    <annotation encoding="StarMath 5.0">vec v = lim csub{%DELTA t rightarrow 0} {{%DELTA vec r}over{%DELTA t}} = r^{`,} (t)</annotation>
  </semantics>
</math>
</file>

<file path=Object 8/content.xml><?xml version="1.0" encoding="utf-8"?>
<math xmlns="http://www.w3.org/1998/Math/MathML">
  <semantics>
    <mrow>
      <mover accent="true">
        <msub>
          <mi>v</mi>
          <mi mathvariant="italic">cp</mi>
        </msub>
        <mo stretchy="false">⃗</mo>
      </mover>
      <mo stretchy="false">=</mo>
      <mfrac>
        <mrow>
          <mo stretchy="false">Δ</mo>
          <mover accent="true">
            <mi>r</mi>
            <mo stretchy="false">⃗</mo>
          </mover>
        </mrow>
        <mrow>
          <mo stretchy="false">Δ</mo>
          <mi>t</mi>
        </mrow>
      </mfrac>
    </mrow>
    <annotation encoding="StarMath 5.0">vec v_cp ={%DELTA vec r}over{%DELTA t} </annotation>
  </semantics>
</math>
</file>

<file path=Object 9/content.xml><?xml version="1.0" encoding="utf-8"?>
<math xmlns="http://www.w3.org/1998/Math/MathML">
  <semantics>
    <mrow>
      <mover accent="true">
        <msub>
          <mi>v</mi>
          <mi>s</mi>
        </msub>
        <mo stretchy="false">⃗</mo>
      </mover>
      <mo stretchy="false">=</mo>
      <mfrac>
        <mi>S</mi>
        <mrow>
          <mo stretchy="false">Δ</mo>
          <mi>t</mi>
        </mrow>
      </mfrac>
    </mrow>
    <annotation encoding="StarMath 5.0">vec v_s ={S}over{%DELTA t} </annotation>
  </semantics>
</math>
</file>